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 style:writing-mode="lr-tb"/>
    </style:style>
    <style:style style:name="Table1.A" style:family="table-column">
      <style:table-column-properties style:column-width="7.502cm" style:rel-column-width="4348*"/>
    </style:style>
    <style:style style:name="Table1.B" style:family="table-column">
      <style:table-column-properties style:column-width="4.501cm" style:rel-column-width="2609*"/>
    </style:style>
    <style:style style:name="Table1.C" style:family="table-column">
      <style:table-column-properties style:column-width="4.997cm" style:rel-column-width="2897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officeooo:rsid="0012cfe5" officeooo:paragraph-rsid="0012cfe5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weight="normal" officeooo:rsid="00e350a9" officeooo:paragraph-rsid="00e350a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a49e14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db4c04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b1cf23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a0b669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e1c86c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e772c4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style:font-name="Times New Roman" fo:font-size="14pt" fo:language="ru" fo:country="RU" officeooo:rsid="00167e90" officeooo:paragraph-rsid="00167e90" style:font-name-asian="Times New Roman" style:font-size-asian="14pt" style:font-name-complex="Times New Roman" style:font-size-complex="14pt" style:language-complex="ar" style:country-complex="SA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1" fo:font-size="10pt" fo:language="ru" fo:country="RU" officeooo:rsid="00167e90" officeooo:paragraph-rsid="01872b28" style:font-name-asian="Times New Roman" style:font-size-asian="10pt" style:font-name-complex="Times New Roman" style:font-size-complex="10pt" style:language-complex="ar" style:country-complex="SA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1" fo:font-size="12pt" fo:language="ru" fo:country="RU" officeooo:rsid="00167e90" officeooo:paragraph-rsid="01c696f1" style:font-name-asian="Times New Roman" style:font-size-asian="12pt" style:font-name-complex="Times New Roman" style:font-size-complex="12pt" style:language-complex="ar" style:country-complex="SA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1db4c04" officeooo:paragraph-rsid="01db4c04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normal" officeooo:rsid="01e25ebb" officeooo:paragraph-rsid="01e25ebb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paragraph-rsid="007c793d" style:font-size-asian="14pt" style:font-weight-asian="bold" style:font-size-complex="14pt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1e02941" officeooo:paragraph-rsid="01e02941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language="ru" fo:country="RU" officeooo:rsid="01e25ebb" officeooo:paragraph-rsid="01e25ebb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Times New Roman" fo:font-size="14pt" fo:language="ru" fo:country="RU" fo:font-weight="normal" officeooo:rsid="01e02941" officeooo:paragraph-rsid="01e0294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Times New Roman" fo:font-size="12pt" fo:language="ru" fo:country="RU" fo:font-weight="normal" officeooo:rsid="01e02941" officeooo:paragraph-rsid="01e0294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text-line-through-style="none" style:text-line-through-type="none" style:font-name="Times New Roman" fo:font-size="14pt" fo:language="ru" fo:country="RU" style:text-underline-style="none" fo:font-weight="normal" officeooo:rsid="01e02941" officeooo:paragraph-rsid="01e0294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text-line-through-style="none" style:text-line-through-type="none" fo:font-size="14pt" style:text-underline-style="none" fo:font-weight="normal" officeooo:rsid="01e02941" officeooo:paragraph-rsid="01e02941" style:font-size-asian="14pt" style:font-weight-asian="normal" style:font-size-complex="14pt" style:font-weight-complex="normal"/>
    </style:style>
    <style:style style:name="P32" style:family="paragraph" style:parent-style-name="Default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1e02941" officeooo:paragraph-rsid="01e02941" style:font-size-asian="14pt" style:font-weight-asian="normal" style:font-size-complex="14pt" style:font-weight-complex="normal"/>
    </style:style>
    <style:style style:name="P33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3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69187"/>
    </style:style>
    <style:style style:name="P35" style:family="paragraph" style:parent-style-name="Times14_5f_РИО2">
      <style:paragraph-properties fo:margin-left="0cm" fo:margin-right="0cm" fo:line-height="150%" fo:text-align="justify" style:justify-single-word="false" fo:text-indent="0cm" style:auto-text-indent="false"/>
      <style:text-properties officeooo:paragraph-rsid="00169187"/>
    </style:style>
    <style:style style:name="P36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fo:text-transform="uppercase" style:use-window-font-color="true" style:font-name="Times New Roman" fo:font-size="14pt" fo:letter-spacing="0.009cm" fo:language="ru" fo:country="RU" fo:font-weight="bold" officeooo:rsid="002d5fb4" officeooo:paragraph-rsid="00519c9e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37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  <style:text-properties fo:text-transform="uppercase" style:use-window-font-color="true" style:font-name="Times New Roman" fo:font-size="14pt" fo:letter-spacing="0.009cm" fo:language="ru" fo:country="RU" fo:font-weight="bold" officeooo:paragraph-rsid="00167e90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38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39" style:family="paragraph" style:parent-style-name="Standard" style:list-style-name="L1">
      <style:paragraph-properties fo:line-height="150%" fo:text-align="justify" style:justify-single-word="false"/>
      <style:text-properties officeooo:paragraph-rsid="01c9257f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style:use-window-font-color="true" style:font-name="Times New Roman" fo:font-size="14pt" fo:letter-spacing="0.009cm" fo:language="ru" fo:country="RU" fo:font-weight="bold" officeooo:rsid="0013326f" style:font-name-asian="Times New Roman" style:font-size-asian="14pt" style:language-asian="ru" style:country-asian="RU" style:font-weight-asian="bold" style:font-name-complex="Times New Roman" style:font-size-complex="12pt" style:language-complex="ar" style:country-complex="SA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01295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color="#ff0000" fo:font-size="14pt" fo:font-weight="bold" style:font-size-asian="14pt" style:font-weight-asian="bold" style:font-size-complex="14pt"/>
    </style:style>
    <style:style style:name="T7" style:family="text">
      <style:text-properties fo:color="#000000" fo:font-size="14pt" fo:font-weight="bold" style:font-size-asian="14pt" style:font-weight-asian="bold" style:font-size-complex="14pt"/>
    </style:style>
    <style:style style:name="T8" style:family="text">
      <style:text-properties fo:color="#000000" fo:font-size="14pt" fo:font-weight="bold" officeooo:rsid="01db4c04" style:font-size-asian="14pt" style:font-weight-asian="bold" style:font-size-complex="14pt"/>
    </style:style>
    <style:style style:name="T9" style:family="text">
      <style:text-properties fo:color="#000000" fo:font-size="14pt" fo:language="en" fo:country="US" fo:font-weight="bold" officeooo:rsid="01d94f5a" style:font-size-asian="14pt" style:font-weight-asian="bold" style:font-size-complex="14pt"/>
    </style:style>
    <style:style style:name="T10" style:family="text">
      <style:text-properties fo:color="#000000" fo:font-size="14pt" fo:font-weight="normal" officeooo:rsid="01a0b669" style:font-size-asian="14pt" style:font-weight-asian="normal" style:font-size-complex="14pt" style:font-weight-complex="normal"/>
    </style:style>
    <style:style style:name="T11" style:family="text">
      <style:text-properties fo:color="#000000" style:font-name="Times New Roman" fo:font-size="14pt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12" style:family="text">
      <style:text-properties fo:color="#000000"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13" style:family="text">
      <style:text-properties fo:color="#000000" style:font-name="Times New Roman" fo:font-size="14pt" fo:language="ru" fo:country="RU" officeooo:rsid="01999311" style:font-name-asian="Times New Roman" style:font-size-asian="14pt" style:font-name-complex="Times New Roman" style:font-size-complex="14pt" style:language-complex="ar" style:country-complex="SA"/>
    </style:style>
    <style:style style:name="T14" style:family="text">
      <style:text-properties fo:color="#000000" style:font-name="Times New Roman" fo:font-size="14pt" fo:language="ru" fo:country="RU" officeooo:rsid="01e80a1b" style:font-name-asian="Times New Roman" style:font-size-asian="14pt" style:font-name-complex="Times New Roman" style:font-size-complex="14pt" style:language-complex="ar" style:country-complex="SA"/>
    </style:style>
    <style:style style:name="T15" style:family="text">
      <style:text-properties fo:color="#000000" style:font-name="Times New Roman" fo:font-size="14pt" fo:language="ru" fo:country="RU" officeooo:rsid="00169187" style:font-name-asian="Times New Roman" style:font-size-asian="14pt" style:font-name-complex="Times New Roman" style:font-size-complex="14pt" style:language-complex="ar" style:country-complex="SA"/>
    </style:style>
    <style:style style:name="T16" style:family="text">
      <style:text-properties fo:color="#000000" style:font-name="Times New Roman" fo:font-size="14pt" fo:language="ru" fo:country="RU" officeooo:rsid="00167e90" style:font-name-asian="Times New Roman" style:font-size-asian="14pt" style:font-name-complex="Times New Roman" style:font-size-complex="14pt" style:language-complex="ar" style:country-complex="SA"/>
    </style:style>
    <style:style style:name="T17" style:family="text">
      <style:text-properties fo:color="#000000" style:font-name="Times New Roman" fo:font-size="14pt" fo:language="ru" fo:country="RU" fo:font-weight="normal" officeooo:rsid="00e350a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8" style:family="text">
      <style:text-properties fo:color="#000000" style:font-name="Times New Roman" fo:font-size="14pt" fo:language="ru" fo:country="RU" fo:font-weight="normal" officeooo:rsid="00e3979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9" style:family="text">
      <style:text-properties fo:color="#000000" style:font-name="Times New Roman" fo:font-size="14pt" fo:language="ru" fo:country="RU" fo:font-weight="normal" officeooo:rsid="01b928b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0" style:family="text">
      <style:text-properties fo:color="#000000" style:font-name="Times New Roman" fo:font-size="14pt" fo:language="ru" fo:country="RU" fo:font-weight="normal" officeooo:rsid="01c3cfe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1" style:family="text">
      <style:text-properties fo:color="#000000" style:font-name="Times New Roman" fo:font-size="14pt" fo:language="ru" fo:country="RU" fo:font-weight="normal" officeooo:rsid="01e1c86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2" style:family="text">
      <style:text-properties fo:color="#000000" style:font-name="Times New Roman" fo:font-size="14pt" fo:language="ru" fo:country="RU" fo:font-weight="normal" officeooo:rsid="01e25ebb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3" style:family="text">
      <style:text-properties fo:color="#000000" style:font-name="Times New Roman" fo:font-size="14pt" fo:language="ru" fo:country="RU" fo:font-weight="normal" officeooo:rsid="01f0433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4" style:family="text">
      <style:text-properties fo:color="#000000" style:font-name="Times New Roman" fo:font-size="14pt" fo:language="en" fo:country="US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5" style:family="text">
      <style:text-properties fo:color="#000000" style:font-name="Times New Roman" fo:font-size="14pt" fo:language="en" fo:country="US" fo:font-weight="normal" officeooo:rsid="01e1c86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6" style:family="text">
      <style:text-properties fo:color="#000000" style:font-name="Times New Roman" fo:font-size="14pt" fo:language="en" fo:country="US" fo:font-weight="normal" officeooo:rsid="01e25ebb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7" style:family="text">
      <style:text-properties fo:color="#000000" style:font-name="Times New Roman" fo:font-size="14pt" fo:language="en" fo:country="US" fo:font-weight="normal" officeooo:rsid="01f0433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8" style:family="text">
      <style:text-properties fo:color="#000000" style:font-name="Times New Roman" fo:font-size="14pt" fo:language="en" fo:country="US" officeooo:rsid="01e959df" style:font-name-asian="Times New Roman" style:font-size-asian="14pt" style:font-name-complex="Times New Roman" style:font-size-complex="14pt" style:language-complex="ar" style:country-complex="SA"/>
    </style:style>
    <style:style style:name="T29" style:family="text">
      <style:text-properties fo:color="#000000" style:font-name="Times New Roman" fo:font-size="14pt" fo:language="en" fo:country="US" officeooo:rsid="01f279af" style:font-name-asian="Times New Roman" style:font-size-asian="14pt" style:font-name-complex="Times New Roman" style:font-size-complex="14pt" style:language-complex="ar" style:country-complex="SA"/>
    </style:style>
    <style:style style:name="T30" style:family="text">
      <style:text-properties fo:color="#000000" style:font-name="Times New Roman" fo:font-size="14pt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1" style:family="text">
      <style:text-properties fo:font-variant="normal" fo:text-transform="none" fo:font-size="14pt" style:font-size-asian="14pt" style:font-size-complex="14pt"/>
    </style:style>
    <style:style style:name="T32" style:family="text">
      <style:text-properties fo:font-variant="normal" fo:text-transform="none" fo:color="#000000" style:font-name="Times New Roman" fo:font-size="14pt" fo:letter-spacing="0.009cm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33" style:family="text">
      <style:text-properties fo:font-variant="normal" fo:text-transform="none" fo:color="#000000" style:font-name="Times New Roman" fo:font-size="14pt" fo:letter-spacing="0.009cm" fo:language="ru" fo:country="RU" fo:font-weight="normal" officeooo:rsid="0199931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4" style:family="text">
      <style:text-properties fo:font-variant="normal" fo:text-transform="none" fo:color="#000000" style:font-name="Times New Roman" fo:font-size="14pt" fo:letter-spacing="0.009cm" fo:language="ru" fo:country="RU" fo:font-weight="normal" officeooo:rsid="01d9df85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5" style:family="text">
      <style:text-properties fo:font-variant="normal" fo:text-transform="none" fo:color="#000000" style:font-name="Times New Roman" fo:font-size="14pt" fo:letter-spacing="0.009cm" fo:language="ru" fo:country="RU" fo:font-weight="normal" officeooo:rsid="01e772c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6" style:family="text">
      <style:text-properties fo:font-variant="normal" fo:text-transform="none" fo:color="#000000" style:font-name="Times New Roman" fo:font-size="14pt" fo:letter-spacing="0.009cm" fo:language="ru" fo:country="RU" fo:font-weight="normal" officeooo:rsid="01e8737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7" style:family="text">
      <style:text-properties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38" style:family="text">
      <style:text-properties style:font-name="Times New Roman" fo:font-size="10pt" fo:font-weight="normal" officeooo:rsid="001ae5a6" style:font-size-asian="10pt" style:font-weight-asian="normal" style:font-size-complex="10pt" style:font-weight-complex="normal"/>
    </style:style>
    <style:style style:name="T39" style:family="text">
      <style:text-properties style:use-window-font-color="true" style:font-name="Times New Roman" fo:font-size="14pt" fo:language="ru" fo:country="RU" fo:font-weight="bold" officeooo:rsid="001379dd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40" style:family="text">
      <style:text-properties style:use-window-font-color="true" style:font-name="Times New Roman" fo:font-size="14pt" fo:language="ru" fo:country="RU" fo:font-weight="bold" officeooo:rsid="01a0ace4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41" style:family="text">
      <style:text-properties style:use-window-font-color="true" style:font-name="Times New Roman" fo:font-size="14pt" fo:language="ru" fo:country="RU" fo:font-weight="bold" officeooo:rsid="01db4c04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42" style:family="text">
      <style:text-properties style:use-window-font-color="true" style:font-name="Times New Roman" fo:font-size="14pt" fo:language="ru" fo:country="RU" officeooo:rsid="00169187" style:font-name-asian="Times New Roman" style:font-size-asian="14pt" style:font-name-complex="Times New Roman" style:font-size-complex="12pt" style:language-complex="ar" style:country-complex="SA"/>
    </style:style>
    <style:style style:name="T43" style:family="text">
      <style:text-properties style:use-window-font-color="true" style:font-name="Times New Roman" fo:language="ru" fo:country="RU" style:font-name-asian="Times New Roman" style:font-name-complex="Times New Roman" style:language-complex="ar" style:country-complex="SA"/>
    </style:style>
    <style:style style:name="T44" style:family="text">
      <style:text-properties style:use-window-font-color="true" style:font-name="Times New Roman" fo:language="en" fo:country="US" officeooo:rsid="01e07301" style:font-name-asian="Times New Roman" style:font-name-complex="Times New Roman" style:language-complex="ar" style:country-complex="SA"/>
    </style:style>
    <style:style style:name="T45" style:family="text">
      <style:text-properties officeooo:rsid="00167e90"/>
    </style:style>
    <style:style style:name="T46" style:family="text">
      <style:text-properties officeooo:rsid="01f279a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3"><text:span text:style-name="T5">Кафедра </text:span><text:span text:style-name="T11">МОЭВМ</text:span></text:p>
      <text:p text:style-name="P4"/>
      <text:p text:style-name="P4"/>
      <text:p text:style-name="P6"/>
      <text:p text:style-name="P6"/>
      <text:p text:style-name="P6"/>
      <text:p text:style-name="P6"/>
      <text:p text:style-name="P33"><text:span text:style-name="Название_20_книги"><text:span text:style-name="T1">отчет</text:span></text:span></text:p>
      <text:p text:style-name="P3"><text:span text:style-name="T5">по лабораторной работе</text:span><text:span text:style-name="T6"> </text:span><text:span text:style-name="T7">№</text:span><text:span text:style-name="T9">5</text:span></text:p>
      <text:p text:style-name="P3"><text:span text:style-name="T5">по дисциплине </text:span><text:span text:style-name="T7">«</text:span><text:span text:style-name="T11">Организация ЭВМ и систем</text:span><text:span text:style-name="T7">»</text:span></text:p>
      <text:p text:style-name="P3"><text:span text:style-name="Название_20_книги"><text:span text:style-name="T31">Тема: Разработка собственного прерывания</text:span></text:span><text:span text:style-name="Название_20_книги"><text:span text:style-name="T32">.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3">Студент гр. </text:span><text:span text:style-name="T12">9383</text:span>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9"><text:span text:style-name="T37">Гладких</text:span><text:span text:style-name="T3"> </text:span><text:span text:style-name="T4">А</text:span><text:span text:style-name="T3">.</text:span><text:span text:style-name="T4">А</text:span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9"><text:span text:style-name="T37">Ефремов</text:span><text:span text:style-name="T3"> </text:span><text:span text:style-name="T4">М</text:span><text:span text:style-name="T3">.</text:span><text:span text:style-name="T4">А</text:span><text:span text:style-name="T3">.</text:span></text:p>
          </table:table-cell>
        </table:table-row>
      </table:table>
      <text:p text:style-name="P8"/>
      <text:p text:style-name="P8"/>
      <text:p text:style-name="P8">Санкт-Петербург</text:p>
      <text:p text:style-name="P10">2020</text:p>
      <text:p text:style-name="P12">Цель работы.</text:p>
      <text:p text:style-name="P14"><text:span text:style-name="T13">Изучить </text:span><text:span text:style-name="T14">основы работы с прерываниями</text:span><text:span text:style-name="Название_20_книги"><text:span text:style-name="T33">. </text:span></text:span><text:span text:style-name="Название_20_книги"><text:span text:style-name="T34">Применить на практике полученные знания о прерываниях, написав свое собственное.</text:span></text:span></text:p>
      <text:p text:style-name="P14"><text:span text:style-name="Название_20_книги"><text:span text:style-name="T34"/></text:span></text:p>
      <text:p text:style-name="P15"><text:span text:style-name="T41">Краткие сведения</text:span><text:span text:style-name="T8">.</text:span></text:p>
      <text:p text:style-name="P23">Прерывание - это процесс вызова процедур для выполнения некоторой задачи, обычно связанной с обслуживанием некоторых устройств (обработка сигнала таймера, нажатия клавиши и т.д.). Когда возникает прерывание, процессор прекращает выполнение текущей программы (если ее приоритет ниже) и запоминает в стеке вместе с регистром флагов адрес возврата(CS:IP) - места, с которого будет продолжена прерванная программа. Затем в CS:IP загружается адрес программы обработки прерывания и ей передается управление. Адреса 256 программ обработки прерываний, так называемые векторы прерывания, имеют длину по 4 байта (в первых двух хранится значение IP , во вторых - CS) и хранятся в младших 1024 байтах памяти. Программа обработки прерывания должна заканчиваться инструкцией IRET (возврат из прерывания), по которой из стека восстанавливается адрес возврата и регистр флагов.</text:p>
      <text:p text:style-name="P23">Программа обработки прерывания - это отдельная процедура, имеющая структуру:</text:p>
      <text:p text:style-name="P23">SUBR_INT PROC FAR</text:p>
      <text:p text:style-name="P23">PUSH AX ; сохранение изменяемых регистров</text:p>
      <text:p text:style-name="P23">...</text:p>
      <text:p text:style-name="P23">&lt;действия по обработке прерывания&gt;</text:p>
      <text:p text:style-name="P23">POP AX ; восстановление регистров</text:p>
      <text:p text:style-name="P23">...</text:p>
      <text:p text:style-name="P23">MOV AL, 20H</text:p>
      <text:p text:style-name="P23">OUT 20H,AL</text:p>
      <text:p text:style-name="P23">IRET</text:p>
      <text:p text:style-name="P23">SUBR_INT ENDP</text:p>
      <text:p text:style-name="P23"><text:soft-page-break/>Две последние строки обработчика прерывания, указанные перед командой IRET выхода из прерывания, необходимы для разрешения обработки прерываний с более низкими уровнями, чем только что обработанное.</text:p>
      <text:p text:style-name="P23">Замечание: в лабораторной работе действиями по обработке прерывания может быть вывод на экран некоторого текста, вставка цикла задержки в вывод сообщения или включение звукового сигнала.</text:p>
      <text:p text:style-name="P23">Программа, использующая новые программы обработки прерываний при своем завершении должна восстанавливать оригинальные векторы прерываний. Функция 35 прерывания 21H возвращает текущее значение вектора прерывания, помещая значение сегмента в ES, а смещение в BX. В соответствии с этим, программа должна содержать следующие инструкции:</text:p>
      <text:p text:style-name="P23">; -- в сегменте данных</text:p>
      <text:p text:style-name="P23">KEEP_CS DW 0 ; для хранения сегмента</text:p>
      <text:p text:style-name="P23">KEEP_IP DW 0 ; и смещения вектора прерывания</text:p>
      <text:p text:style-name="P23">; -- в начале программы</text:p>
      <text:p text:style-name="P23">MOV AH, 35H ; функция получения вектора</text:p>
      <text:p text:style-name="P23">MOV AL, 1CH ; номер вектора</text:p>
      <text:p text:style-name="P23">INT 21H</text:p>
      <text:p text:style-name="P23">MOV KEEP_IP, BX ; запоминание смещения</text:p>
      <text:p text:style-name="P23">MOV KEEP_CS, ES ; и сегмента вектора прерывания</text:p>
      <text:p text:style-name="P23">Для установки адреса нового обработчика прерывания в поле векторов прерываний используется функция 25H прерывания 21H, которая помещает заданные адреса сегмента и смещения обработчика в вектор прерывания с заданным номером.</text:p>
      <text:p text:style-name="P23">PUSH DS</text:p>
      <text:p text:style-name="P23">MOV DX, OFFSET ROUT ; смещение для процедуры в DX</text:p>
      <text:p text:style-name="P23">MOV AX, SEG ROUT ; сегмент процедуры</text:p>
      <text:p text:style-name="P23">MOV DS, AX ; помещаем в DS</text:p>
      <text:p text:style-name="P23">MOV AH, 25H ; функция установки вектора</text:p>
      <text:p text:style-name="P23">MOV AL, 60H ; номер вектора</text:p>
      <text:p text:style-name="P23"><text:soft-page-break/>INT 21H ; меняем прерывание</text:p>
      <text:p text:style-name="P23">POP DS</text:p>
      <text:p text:style-name="P23">Далее может выполняться вызов нового обработчика прерывания.</text:p>
      <text:p text:style-name="P23">В конце программы восстанавливается старый вектор прерывания</text:p>
      <text:p text:style-name="P23">CLI</text:p>
      <text:p text:style-name="P23">PUSH DS</text:p>
      <text:p text:style-name="P23">MOV DX, KEEP_IP</text:p>
      <text:p text:style-name="P23">MOV AX, KEEP_CS</text:p>
      <text:p text:style-name="P23">MOV DS, AX</text:p>
      <text:p text:style-name="P23">MOV AH, 25H</text:p>
      <text:p text:style-name="P23">MOV AL, 1CH</text:p>
      <text:p text:style-name="P23">INT 21H ; восстанавливаем старый вектор прерывания</text:p>
      <text:p text:style-name="P23">POP DS</text:p>
      <text:p text:style-name="P23">STI</text:p>
      <text:p text:style-name="P23"/>
      <text:p text:style-name="P13"><text:span text:style-name="T39">Текст задания</text:span><text:span text:style-name="T5">.</text:span></text:p>
      <text:p text:style-name="P26"><text:span text:style-name="T43">Вариант 1</text:span><text:span text:style-name="T44">B</text:span><text:span text:style-name="T43">.</text:span></text:p>
      <text:p text:style-name="P28">Разработать собственное прерывание.</text:p>
      <text:p text:style-name="P32"><text:span text:style-name="T43">1 </text:span>- 1Ch - прерывание от часов - генерируется автоматически операционной системой </text:p>
      <text:p text:style-name="P31">18 раз в сек; </text:p>
      <text:p text:style-name="P30">В - Выдача звукового сигнала;</text:p>
      <text:p text:style-name="P29"/>
      <text:p text:style-name="P16"><text:span text:style-name="T40">Ход работы</text:span><text:span text:style-name="T7">.</text:span></text:p>
      <text:p text:style-name="P17"><text:span text:style-name="T10">В ходе работы была разработана программа, </text:span><text:span text:style-name="T21">которая по вызову прерывания </text:span><text:span text:style-name="T25">1Ch </text:span><text:span text:style-name="T21">воспроизводит звуковой сигнал</text:span><text:span text:style-name="T10">.</text:span></text:p>
      <text:p text:style-name="P18"><text:span text:style-name="T19">Д</text:span><text:span text:style-name="T21">ля этого было произведено сохранение сегмента и смещения изначального прерывания 1</text:span><text:span text:style-name="T25">Ch </text:span><text:span text:style-name="T21">в переменные </text:span><text:span text:style-name="T25">keep_cs </text:span><text:span text:style-name="T21">и </text:span><text:span text:style-name="T25">keep_ip </text:span><text:span text:style-name="T21">соответственно. </text:span><text:span text:style-name="T22">После прерывание </text:span><text:span text:style-name="T26">1Ch </text:span><text:span text:style-name="T22">было переопределено под вызов функции SUBR_INT, в которой </text:span><text:span text:style-name="T23">происходит воспроизведение звука через встроенный динамик </text:span><text:span text:style-name="T27">IBM PC</text:span><text:span text:style-name="T26">.</text:span></text:p>
      <text:p text:style-name="P24"><text:soft-page-break/>После воспроизведения звука происходит восстановление старого вектора прерывания — обратно записываются сегмент и смещение, сохраненные в переменных программы.</text:p>
      <text:p text:style-name="P27"><text:span text:style-name="T30">Функция</text:span><text:span text:style-name="T24"> MAIN </text:span><text:span text:style-name="T30">завершается операндом </text:span><text:span text:style-name="T24">ret.</text:span></text:p>
      <text:list xml:id="list3410740845" text:style-name="L1">
        <text:list-header>
          <text:p text:style-name="P39"><text:span text:style-name="T17">Исходный код</text:span><text:span text:style-name="T20"> программы </text:span><text:span text:style-name="T17">представлен в </text:span><text:span text:style-name="T18">п</text:span><text:span text:style-name="T17">риложении А.</text:span></text:p>
        </text:list-header>
      </text:list>
      <text:p text:style-name="P11"/>
      <text:p text:style-name="P25">Выводы.</text:p>
      <text:p text:style-name="P19"><text:span text:style-name="Название_20_книги"><text:span text:style-name="T35">Б</text:span></text:span><text:span text:style-name="Название_20_книги"><text:span text:style-name="T33">ы</text:span></text:span><text:span text:style-name="Название_20_книги"><text:span text:style-name="T35">ли и</text:span></text:span><text:span text:style-name="Название_20_книги"><text:span text:style-name="T33">зуч</text:span></text:span><text:span text:style-name="Название_20_книги"><text:span text:style-name="T35">ены основы работы с прерываниями</text:span></text:span><text:span text:style-name="Название_20_книги"><text:span text:style-name="T33">. <text:s/></text:span></text:span><text:span text:style-name="Название_20_книги"><text:span text:style-name="T36">Были п</text:span></text:span><text:span text:style-name="Название_20_книги"><text:span text:style-name="T34">римен</text:span></text:span><text:span text:style-name="Название_20_книги"><text:span text:style-name="T36">ены</text:span></text:span><text:span text:style-name="Название_20_книги"><text:span text:style-name="T34"> на практике полученные знания о прерываниях, </text:span></text:span><text:span text:style-name="Название_20_книги"><text:span text:style-name="T36">было написано собственное прерывание, воспроизводящее звуковой сигнал.</text:span></text:span></text:p>
      <text:p text:style-name="P36"><text:span text:style-name="Название_20_книги"><text:span text:style-name="T2"/></text:span></text:p>
      <text:p text:style-name="P37"><text:span text:style-name="Название_20_книги"><text:span text:style-name="T45">ПРИЛОЖЕНИЕ А</text:span></text:span></text:p>
      <text:p text:style-name="P34"><text:span text:style-name="Название_20_книги"><text:span text:style-name="T42">ИСХОДНЫЙ КОД ПРОГРАММЫ</text:span></text:span></text:p>
      <text:p text:style-name="P34"><text:span text:style-name="Название_20_книги"><text:span text:style-name="T42"/></text:span></text:p>
      <text:p text:style-name="P35"><text:span text:style-name="T15">Название файла:</text:span><text:span text:style-name="T16"> </text:span><text:span text:style-name="T29">source</text:span><text:span text:style-name="T16">.asm</text:span></text:p>
      <text:p text:style-name="P20"/>
      <text:p text:style-name="P21">AStack<text:tab/>SEGMENT<text:tab/>STACK</text:p>
      <text:p text:style-name="P21"><text:tab/>DB 256 DUP(?)</text:p>
      <text:p text:style-name="P21">AStack <text:s/>ENDS</text:p>
      <text:p text:style-name="P21"/>
      <text:p text:style-name="P21">DATA<text:tab/>SEGMENT</text:p>
      <text:p text:style-name="P21"><text:tab/>keep_cs DW 0 ; для хранения сегмента</text:p>
      <text:p text:style-name="P21"><text:tab/>keep_ip DW 0 ; и смещения прерывания</text:p>
      <text:p text:style-name="P21">DATA <text:s text:c="5"/>ENDS</text:p>
      <text:p text:style-name="P21"/>
      <text:p text:style-name="P21">CODE <text:s text:c="3"/>SEGMENT</text:p>
      <text:p text:style-name="P21"><text:s text:c="4"/>ASSUME SS:AStack, DS:DATA, CS:CODE</text:p>
      <text:p text:style-name="P21"/>
      <text:p text:style-name="P21">SUBR_INT PROC FAR ;начало процедуры</text:p>
      <text:p text:style-name="P21"/>
      <text:p text:style-name="P21"><text:tab/>push ax ;сохранение изменяемого регистра</text:p>
      <text:p text:style-name="P21"><text:tab/>push dx ;сохранение изменяемого регистра</text:p>
      <text:p text:style-name="P21"/>
      <text:p text:style-name="P21">mov al, 10110110b</text:p>
      <text:p text:style-name="P21"><text:tab/>out 43h, al</text:p>
      <text:p text:style-name="P21"><text:tab/>mov ax, 880 ; sound pitch</text:p>
      <text:p text:style-name="P21"><text:tab/>out 42h, al</text:p>
      <text:p text:style-name="P21"><text:tab/>mov al, ah</text:p>
      <text:p text:style-name="P21"><text:tab/>out 42h, al</text:p>
      <text:p text:style-name="P21"><text:tab/>in al, 61h</text:p>
      <text:p text:style-name="P21"><text:tab/>mov ah, al</text:p>
      <text:p text:style-name="P21"><text:tab/>or al, 3</text:p>
      <text:p text:style-name="P21"><text:tab/>out 61h, al</text:p>
      <text:p text:style-name="P21"><text:tab/>sub cx, cx</text:p>
      <text:p text:style-name="P21">kill_time:</text:p>
      <text:p text:style-name="P21"><text:tab/>loop kill_time</text:p>
      <text:p text:style-name="P21"><text:tab/>mov al, ah</text:p>
      <text:p text:style-name="P21"><text:tab/>out 61h, al ; turn off</text:p>
      <text:p text:style-name="P21"/>
      <text:p text:style-name="P21"><text:tab/>pop dx ;восстановление регистра</text:p>
      <text:p text:style-name="P21"><text:tab/>pop ax ;восстановление регистра</text:p>
      <text:p text:style-name="P21"><text:soft-page-break/></text:p>
      <text:p text:style-name="P21"><text:tab/>mov al, 20h<text:tab/>;разрешаем обработку прерываний</text:p>
      <text:p text:style-name="P21"><text:tab/>out 20h, al<text:tab/>;с более низкими уровнями</text:p>
      <text:p text:style-name="P21"><text:tab/>iret ;конец прерывания</text:p>
      <text:p text:style-name="P21"/>
      <text:p text:style-name="P21">SUBR_INT ENDP ;конец процедуры</text:p>
      <text:p text:style-name="P21"/>
      <text:p text:style-name="P21">MAIN PROC FAR</text:p>
      <text:p text:style-name="P21"/>
      <text:p text:style-name="P21"><text:tab/>push ds</text:p>
      <text:p text:style-name="P21"><text:tab/>sub ax, ax</text:p>
      <text:p text:style-name="P21"><text:tab/>push ax</text:p>
      <text:p text:style-name="P21"><text:tab/>mov ax, DATA</text:p>
      <text:p text:style-name="P21"><text:tab/>mov ds, ax</text:p>
      <text:p text:style-name="P21"/>
      <text:p text:style-name="P21"><text:tab/>mov ah, 35h</text:p>
      <text:p text:style-name="P21"><text:tab/>mov al, 1ch</text:p>
      <text:p text:style-name="P21"><text:tab/>int 21h</text:p>
      <text:p text:style-name="P21"><text:tab/>mov keep_ip, bx</text:p>
      <text:p text:style-name="P21"><text:tab/>mov keep_cs, es</text:p>
      <text:p text:style-name="P21"/>
      <text:p text:style-name="P21"><text:tab/>push ds</text:p>
      <text:p text:style-name="P21"><text:tab/>mov dx, offset SUBR_INT</text:p>
      <text:p text:style-name="P21"><text:tab/>mov ax, seg SUBR_INT</text:p>
      <text:p text:style-name="P21"><text:tab/>mov ds, ax</text:p>
      <text:p text:style-name="P21"><text:tab/>mov ah, 25h</text:p>
      <text:p text:style-name="P21"><text:tab/>mov al, 1ch</text:p>
      <text:p text:style-name="P21"><text:tab/>int 21h</text:p>
      <text:p text:style-name="P21"><text:tab/>pop ds</text:p>
      <text:p text:style-name="P21"/>
      <text:p text:style-name="P21"><text:tab/>int 1ch</text:p>
      <text:p text:style-name="P21"/>
      <text:p text:style-name="P21"/>
      <text:p text:style-name="P21"><text:tab/>;восстанавливаем старый вектор прерывания</text:p>
      <text:p text:style-name="P21"><text:tab/>cli</text:p>
      <text:p text:style-name="P21"><text:tab/>push ds</text:p>
      <text:p text:style-name="P21"><text:tab/>mov dx, keep_ip</text:p>
      <text:p text:style-name="P21"><text:tab/>mov ax, keep_cs</text:p>
      <text:p text:style-name="P21"><text:tab/>mov ds, ax</text:p>
      <text:p text:style-name="P21"><text:tab/>mov ah, 25h</text:p>
      <text:p text:style-name="P21"><text:tab/>mov al, 1ch</text:p>
      <text:p text:style-name="P21"><text:tab/>int 21h</text:p>
      <text:p text:style-name="P21"><text:soft-page-break/><text:tab/>pop ds</text:p>
      <text:p text:style-name="P21"><text:tab/>sti</text:p>
      <text:p text:style-name="P21"/>
      <text:p text:style-name="P21"><text:tab/>ret</text:p>
      <text:p text:style-name="P21"/>
      <text:p text:style-name="P21">MAIN ENDP</text:p>
      <text:p text:style-name="P21">CODE ENDS</text:p>
      <text:p text:style-name="P21">END MAIN</text:p>
      <text:p text:style-name="P22"><text:span text:style-name="Название_20_книги"><text:span text:style-name="T38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8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Министерство образования Российской Федерации</dc:title>
    <dc:subject/>
    <meta:keyword/>
    <meta:initial-creator>Vladimir Kirianchikov</meta:initial-creator>
    <meta:creation-date>2020-09-09T21:10:00</meta:creation-date>
    <dc:date>2020-11-25T18:51:02.002000000</dc:date>
    <meta:editing-cycles>397</meta:editing-cycles>
    <meta:editing-duration>PT6H10S</meta:editing-duration>
    <meta:generator>LibreOffice/6.4.0.3$Windows_x86 LibreOffice_project/b0a288ab3d2d4774cb44b62f04d5d28733ac6df8</meta:generator>
    <meta:document-statistic meta:table-count="1" meta:image-count="0" meta:object-count="0" meta:page-count="8" meta:paragraph-count="150" meta:word-count="825" meta:character-count="5454" meta:non-whitespace-character-count="4702"/>
  </office:meta>
</office:document-meta>
</file>